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E41E8C75B124FBBE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3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passing Data</text:span></text:p>
          </draw:text-box>
        </draw:frame>
        <draw:frame draw:style-name="gr3" draw:text-style-name="P3" draw:layer="layout" svg:width="12.585cm" svg:height="11.896cm" svg:x="7.255cm" svg:y="1.645cm">
          <draw:image xlink:href="Pictures/1000000100000200000001E41E8C75B124FBBE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1T22:06:26.771996106</dc:date>
    <meta:editing-duration>PT10H24M39S</meta:editing-duration>
    <meta:editing-cycles>231</meta:editing-cycles>
    <meta:generator>LibreOffice/7.2.7.2$Linux_X86_64 LibreOffice_project/20$Build-2</meta:generator>
    <meta:document-statistic meta:object-count="26"/>
  </office:meta>
</office:document-meta>
</file>